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5])" office:value-type="float" office:value="3.44388891" calcext:value-type="float">
            <text:p>3.44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4" calcext:value-type="float">
              <text:p>4</text:p>
            </table:table-cell>
            <table:table-cell table:style-name="ce25" table:formula="of:=[.F8]*[.E8]" office:value-type="float" office:value="1.3332" calcext:value-type="float">
              <text:p>1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22]*[.E22]" office:value-type="float" office:value="0.25" calcext:value-type="float">
                <text:p>0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44]*[.E44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1.3332" calcext:value-type="float">
              <text:p>1.33</text:p>
            </table:table-cell>
            <table:table-cell table:style-name="ce25" table:formula="of:=[.F56]*[.E56]" office:value-type="float" office:value="0.44435556" calcext:value-type="float">
              <text:p>0.44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70]*[.E70]" office:value-type="float" office:value="0.3333" calcext:value-type="float">
                <text:p>0.33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6:.F125])" office:value-type="float" office:value="4.9995" calcext:value-type="float">
              <text:p>5</text:p>
            </table:table-cell>
            <table:table-cell table:style-name="ce25" table:formula="of:=[.F93]*[.E93]" office:value-type="float" office:value="1.66633335" calcext:value-type="float">
              <text:p>1.67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96]*[.E96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07]*[.E107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7]*[.E117]" office:value-type="float" office:value="1.6665" calcext:value-type="float">
                <text:p>1.67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104839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2:45:28.685682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3:30:25.338273116</dc:date>
    <meta:print-date>2005-07-25T11:10:23</meta:print-date>
    <dc:language>en-US</dc:language>
    <meta:editing-cycles>141</meta:editing-cycles>
    <meta:editing-duration>PT6H53M25S</meta:editing-duration>
    <dc:creator>sarroutbi </dc:creator>
    <meta:document-statistic meta:table-count="2" meta:cell-count="245" meta:object-count="0"/>
    <meta:user-defined meta:name="Info 1"/>
    <meta:user-defined meta:name="Info 2"/>
    <meta:user-defined meta:name="Info 3"/>
    <meta:user-defined meta:name="Info 4"/>
  </office:meta>
</office:document-meta>
</file>